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6000000B5F928CC124A146E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Andika1" svg:font-family="Andik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Drawing_20_Style">
      <loext:graphic-properties draw:fill-gradient-name="gradient" draw:fill-hatch-name="hatch"/>
      <style:paragraph-properties fo:margin-left="0cm" fo:margin-right="0cm" fo:line-height="75%" fo:text-indent="0cm" style:auto-text-indent="false"/>
      <style:text-properties fo:font-size="16pt" style:font-size-asian="115.5pt" style:font-size-complex="12pt"/>
    </style:style>
    <style:style style:name="P2" style:family="paragraph" style:parent-style-name="Default_20_Drawing_20_Style">
      <loext:graphic-properties draw:fill-gradient-name="gradient" draw:fill-hatch-name="hatch"/>
      <style:paragraph-properties fo:margin-left="0cm" fo:margin-right="0cm" fo:line-height="75%" fo:text-indent="0cm" style:auto-text-indent="false"/>
    </style:style>
    <style:style style:name="P3" style:family="paragraph">
      <style:paragraph-properties fo:margin-left="0cm" fo:margin-right="0cm" fo:margin-top="0cm" fo:margin-bottom="0cm" fo:line-height="100%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ndika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ndika1" fo:font-size="115.5pt" style:text-underline-style="solid" style:text-underline-width="auto" style:text-underline-color="font-color" fo:font-weight="bold" style:font-size-asian="115.5pt" style:font-weight-asian="bold"/>
    </style:style>
    <style:style style:name="T2" style:family="text">
      <style:text-properties style:font-name="Andika1" fo:font-size="115.5pt" fo:font-weight="bold" style:font-size-asian="115.5pt" style:font-weight-asian="bold"/>
    </style:style>
    <style:style style:name="T3" style:family="text">
      <style:text-properties style:font-name="Andika1" fo:font-size="142.5pt" fo:font-weight="bold" style:font-size-asian="142.5pt" style:font-weight-asian="bold"/>
    </style:style>
    <style:style style:name="T4" style:family="text">
      <style:text-properties style:font-name="Andika1" style:text-underline-style="solid" style:text-underline-width="auto" style:text-underline-color="font-color" fo:font-weight="bold" style:font-weight-asian="bold"/>
    </style:style>
    <style:style style:name="T5" style:family="text">
      <style:text-properties style:font-name="Andika1" fo:font-weight="bold" style:font-weight-asian="bold"/>
    </style:style>
    <style:style style:name="T6" style:family="text">
      <style:text-properties style:font-name="Andika1" fo:font-size="113.5pt" style:text-underline-style="solid" style:text-underline-width="auto" style:text-underline-color="font-color" fo:font-weight="bold" style:font-weight-asian="bold"/>
    </style:style>
    <style:style style:name="T7" style:family="text">
      <style:text-properties style:font-name="Andika1" fo:font-size="113.5pt" fo:font-weight="bold" style:font-weight-asian="bold"/>
    </style:style>
    <style:style style:name="T8" style:family="text">
      <style:text-properties style:font-name="Andika1" fo:font-size="140.5pt" fo:font-weight="bold" style:font-size-asian="142.5pt" style:font-weight-asian="bold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Andika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58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Keine</text:span><text:span text:style-name="T7"> weiteren</text:span></text:p>
      <text:p text:style-name="P2"><draw:frame text:anchor-type="paragraph" draw:z-index="0" draw:name="Image 1" draw:style-name="gr2" draw:text-style-name="P5" svg:width="4.086cm" svg:height="4.065cm" svg:x="23.564cm" svg:y="6.274cm"><draw:image xlink:href="Pictures/10000000000000B6000000B5F928CC124A146E13.png" xlink:type="simple" xlink:show="embed" xlink:actuate="onLoad" draw:mime-type="image/png"><text:p/></draw:image></draw:frame><draw:frame text:anchor-type="paragraph" draw:z-index="1" draw:name="Text Frame 'antinata...' 1" draw:style-name="gr1" draw:text-style-name="P4" svg:width="11.431cm" svg:height="1.841cm" svg:x="16.298cm" svg:y="10.971cm"><draw:text-box><text:p text:style-name="P3"><text:span text:style-name="T9">antinatalismus-jetzt.de</text:span></text:p></draw:text-box></draw:frame><text:span text:style-name="T8">Lohnsklaven<text:line-break/>erzeug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Andika1" svg:font-family="Andik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591cm" fo:margin-right="0.8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1T16:37:20.387624829</dc:date>
    <meta:editing-duration>PT4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4" meta:character-count="35" meta:non-whitespace-character-count="33"/>
  </office:meta>
</office:document-meta>
</file>